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661b" officeooo:paragraph-rsid="0011661b"/>
    </style:style>
    <style:style style:name="P2" style:family="paragraph" style:parent-style-name="Standard">
      <style:text-properties officeooo:rsid="00121854" officeooo:paragraph-rsid="00121854"/>
    </style:style>
    <style:style style:name="P3" style:family="paragraph" style:parent-style-name="Standard">
      <style:text-properties officeooo:rsid="00134f6c" officeooo:paragraph-rsid="00134f6c"/>
    </style:style>
    <style:style style:name="P4" style:family="paragraph" style:parent-style-name="Standard">
      <style:text-properties officeooo:rsid="0014341e" officeooo:paragraph-rsid="0014341e"/>
    </style:style>
    <style:style style:name="P5" style:family="paragraph" style:parent-style-name="Standard">
      <style:text-properties officeooo:rsid="0014341e" officeooo:paragraph-rsid="0014341e"/>
    </style:style>
    <style:style style:name="P6" style:family="paragraph" style:parent-style-name="Standard">
      <style:text-properties officeooo:rsid="0017c85a" officeooo:paragraph-rsid="0017c8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vestigar Js.doc</text:p>
      <text:p text:style-name="P2">Versiones de Javascript en apartir de S5</text:p>
      <text:p text:style-name="P3">Los scripts de deben de ir debajo del body de HTML</text:p>
      <text:p text:style-name="P4">Control + spacio para ver todos los añadidos a javascript</text:p>
      <text:p text:style-name="P6">Investigar js2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8:56:27.910605280</meta:creation-date>
    <meta:generator>LibreOffice/6.0.7.3$Linux_X86_64 LibreOffice_project/00m0$Build-3</meta:generator>
    <dc:date>2019-03-11T18:37:38.620472245</dc:date>
    <meta:editing-duration>PT1H41M7S</meta:editing-duration>
    <meta:editing-cycles>2</meta:editing-cycles>
    <meta:document-statistic meta:table-count="0" meta:image-count="0" meta:object-count="0" meta:page-count="1" meta:paragraph-count="5" meta:word-count="32" meta:character-count="178" meta:non-whitespace-character-count="151"/>
  </office:meta>
</office:document-meta>
</file>